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PM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9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25.49mm"/>
    </style:style>
    <style:style style:name="co5" style:family="table-column">
      <style:table-column-properties fo:break-before="auto" style:column-width="27.46mm"/>
    </style:style>
    <style:style style:name="co6" style:family="table-column">
      <style:table-column-properties fo:break-before="auto" style:column-width="4.9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7.73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4.01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5.43mm"/>
    </style:style>
    <style:style style:name="co13" style:family="table-column">
      <style:table-column-properties fo:break-before="auto" style:column-width="25.24mm"/>
    </style:style>
    <style:style style:name="co14" style:family="table-column">
      <style:table-column-properties fo:break-before="auto" style:column-width="23.51mm"/>
    </style:style>
    <style:style style:name="co15" style:family="table-column">
      <style:table-column-properties fo:break-before="auto" style:column-width="5.19mm"/>
    </style:style>
    <style:style style:name="co16" style:family="table-column">
      <style:table-column-properties fo:break-before="auto" style:column-width="23.27mm"/>
    </style:style>
    <style:style style:name="co17" style:family="table-column">
      <style:table-column-properties fo:break-before="auto" style:column-width="28.96mm"/>
    </style:style>
    <style:style style:name="co18" style:family="table-column">
      <style:table-column-properties fo:break-before="auto" style:column-width="23.76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m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10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diagonal-bl-tr="none" style:diagonal-tl-br="none" fo:border="none" fo:padding="0.71mm" style:rotation-align="none"/>
    </style:style>
    <style:style style:name="ce4" style:family="table-cell" style:parent-style-name="Default">
      <style:table-cell-properties fo:background-color="#999999" style:diagonal-bl-tr="none" style:diagonal-tl-br="none" fo:border="none" fo:padding="0.71mm" style:rotation-align="none"/>
    </style:style>
    <style:style style:name="ce5" style:family="table-cell" style:parent-style-name="Default">
      <style:table-cell-properties fo:background-color="#ffcc99" style:diagonal-bl-tr="none" style:diagonal-tl-br="none" fo:border="none" fo:padding="0.71mm" style:rotation-align="none"/>
    </style:style>
    <style:style style:name="ce6" style:family="table-cell" style:parent-style-name="Default">
      <style:table-cell-properties fo:background-color="#ff0000" style:diagonal-bl-tr="none" style:diagonal-tl-br="none" fo:border="none" fo:padding="0.71mm" style:rotation-align="none"/>
    </style:style>
    <style:style style:name="ce7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</style:style>
    <style:style style:name="ce19" style:family="table-cell" style:parent-style-name="Default">
      <style:table-cell-properties fo:background-color="#999999" style:diagonal-bl-tr="none" style:diagonal-tl-br="none" fo:border="none" fo:padding="0.71mm" style:rotation-align="none"/>
    </style:style>
    <style:style style:name="ce20" style:family="table-cell" style:parent-style-name="Default">
      <style:table-cell-properties fo:background-color="#ffcc99" style:diagonal-bl-tr="none" style:diagonal-tl-br="none" fo:border="none" fo:padding="0.71mm" style:rotation-align="none"/>
    </style:style>
    <style:style style:name="ce21" style:family="table-cell" style:parent-style-name="Default">
      <style:table-cell-properties fo:background-color="#ff0000" style:diagonal-bl-tr="none" style:diagonal-tl-br="none" fo:border="none" fo:padding="0.71mm" style:rotation-align="none"/>
    </style:style>
    <style:style style:name="ce22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dro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number-columns-repeated="2"/>
          <table:table-cell table:style-name="ce11"/>
          <table:table-cell table:number-columns-repeated="100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number-columns-repeated="6"/>
          <table:table-cell table:style-name="ce12"/>
          <table:table-cell table:number-columns-repeated="100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4"/>
          <table:table-cell table:style-name="ce3"/>
          <table:table-cell table:style-name="ce4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3"/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3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number-columns-repeated="18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style-name="ce6" table:number-columns-repeated="2"/>
          <table:table-cell table:style-name="ce3"/>
          <table:table-cell table:style-name="ce6" table:number-columns-repeated="2"/>
          <table:table-cell table:style-name="ce3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4"/>
          <table:table-cell table:style-name="ce6" table:number-columns-repeated="4"/>
          <table:table-cell table:style-name="ce5"/>
          <table:table-cell table:style-name="ce3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6"/>
          <table:table-cell table:style-name="ce3"/>
          <table:table-cell table:style-name="ce6"/>
          <table:table-cell table:style-name="ce5" table:number-columns-repeated="2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number-columns-repeated="14"/>
          <table:table-cell table:style-name="ce12"/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number-columns-repeated="3"/>
          <table:table-cell table:style-name="ce6" table:number-columns-repeated="3"/>
          <table:table-cell table:style-name="ce5" table:number-columns-repeated="2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5" table:number-columns-repeated="2"/>
          <table:table-cell table:style-name="ce4"/>
          <table:table-cell table:style-name="ce3"/>
          <table:table-cell table:style-name="ce4"/>
          <table:table-cell table:style-name="ce3" table:number-columns-repeated="2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table:number-columns-repeated="5"/>
          <table:table-cell table:style-name="ce3" table:number-columns-repeated="2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number-columns-repeated="101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number-columns-repeated="101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5" table:number-columns-repeated="2"/>
          <table:table-cell table:style-name="ce7" table:number-columns-repeated="2"/>
          <table:table-cell table:style-name="ce5" table:number-columns-repeated="2"/>
          <table:table-cell table:style-name="ce7" table:number-columns-repeated="2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number-columns-repeated="101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  <table:table-cell table:style-name="ce7"/>
          <table:table-cell table:style-name="ce4" table:number-columns-repeated="3"/>
          <table:table-cell table:style-name="ce7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number-columns-repeated="15"/>
          <table:table-cell table:style-name="ce12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4" table:number-columns-repeated="2"/>
          <table:table-cell table:style-name="ce7"/>
          <table:table-cell table:style-name="ce4" table:number-columns-repeated="3"/>
          <table:table-cell table:style-name="ce8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0" table:number-columns-repeated="2"/>
          <table:table-cell table:number-columns-repeated="101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2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4"/>
          <table:table-cell table:style-name="ce3"/>
          <table:table-cell table:style-name="ce4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3"/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3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8"/>
          <table:table-cell table:number-columns-repeated="10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style-name="ce6" table:number-columns-repeated="2"/>
          <table:table-cell table:style-name="ce3"/>
          <table:table-cell table:style-name="ce6" table:number-columns-repeated="2"/>
          <table:table-cell table:style-name="ce3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6" table:number-columns-repeated="4"/>
          <table:table-cell table:style-name="ce5"/>
          <table:table-cell table:style-name="ce3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6"/>
          <table:table-cell table:style-name="ce3"/>
          <table:table-cell table:style-name="ce6"/>
          <table:table-cell table:style-name="ce5" table:number-columns-repeated="2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8"/>
          <table:table-cell table:number-columns-repeated="6"/>
          <table:table-cell table:style-name="ce12"/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4"/>
          <table:table-cell table:style-name="ce3"/>
          <table:table-cell table:style-name="ce4"/>
          <table:table-cell table:style-name="ce3" table:number-columns-repeated="2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table:number-columns-repeated="5"/>
          <table:table-cell table:style-name="ce3" table:number-columns-repeated="2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4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2"/>
          <table:table-cell table:style-name="ce3" table:number-columns-repeated="4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7" table:number-columns-repeated="2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8"/>
          <table:table-cell table:number-columns-repeated="1004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4" table:number-columns-repeated="3"/>
          <table:table-cell table:style-name="ce3" table:number-columns-repeated="2"/>
          <table:table-cell table:style-name="ce7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8"/>
          <table:table-cell table:number-columns-repeated="7"/>
          <table:table-cell table:style-name="ce12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3"/>
          <table:table-cell table:style-name="ce4" table:number-columns-repeated="3"/>
          <table:table-cell table:style-name="ce3" table:number-columns-repeated="2"/>
          <table:table-cell table:style-name="ce8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8"/>
          <table:table-cell table:number-columns-repeated="100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3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7" table:default-cell-style-name="ce1"/>
        <table:table-column table:style-name="co10" table:default-cell-style-name="ce1"/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4"/>
          <table:table-cell table:style-name="ce3"/>
          <table:table-cell table:style-name="ce4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3"/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3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11"/>
          <table:table-cell table:number-columns-repeated="7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style-name="ce6" table:number-columns-repeated="2"/>
          <table:table-cell table:style-name="ce7"/>
          <table:table-cell table:style-name="ce6" table:number-columns-repeated="2"/>
          <table:table-cell table:style-name="ce3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6" table:number-columns-repeated="4"/>
          <table:table-cell table:style-name="ce5"/>
          <table:table-cell table:style-name="ce3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6"/>
          <table:table-cell table:style-name="ce7"/>
          <table:table-cell table:style-name="ce6"/>
          <table:table-cell table:style-name="ce5" table:number-columns-repeated="2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11"/>
          <table:table-cell table:number-columns-repeated="3"/>
          <table:table-cell table:style-name="ce12"/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4"/>
          <table:table-cell table:style-name="ce7"/>
          <table:table-cell table:style-name="ce4"/>
          <table:table-cell table:style-name="ce3" table:number-columns-repeated="2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table:number-columns-repeated="5"/>
          <table:table-cell table:style-name="ce3" table:number-columns-repeated="2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 table:style-name="ce4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/>
          <table:table-cell table:style-name="ce5" table:number-columns-repeated="2"/>
          <table:table-cell table:style-name="ce3" table:number-columns-repeated="2"/>
          <table:table-cell table:style-name="ce6"/>
          <table:table-cell table:style-name="ce5"/>
          <table:table-cell table:style-name="ce4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5" table:number-columns-repeated="2"/>
          <table:table-cell table:style-name="ce3" table:number-columns-repeated="2"/>
          <table:table-cell table:style-name="ce5"/>
          <table:table-cell table:style-name="ce4"/>
          <table:table-cell table:style-name="ce8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7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11"/>
          <table:table-cell table:number-columns-repeated="4"/>
          <table:table-cell table:style-name="ce12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4" table:number-columns-repeated="3"/>
          <table:table-cell table:style-name="ce3" table:number-columns-repeated="3"/>
          <table:table-cell table:style-name="ce8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14"/>
          <table:table-cell table:style-name="Default" table:number-columns-repeated="9"/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4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table:number-columns-repeated="2"/>
          <table:table-cell table:style-name="ce6" table:number-columns-repeated="4"/>
          <table:table-cell table:style-name="ce3"/>
          <table:table-cell table:style-name="ce4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3"/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3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table:number-columns-repeated="2"/>
          <table:table-cell table:style-name="ce5" table:number-columns-repeated="3"/>
          <table:table-cell table:style-name="ce3" table:number-columns-repeated="3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table:number-columns-repeated="2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11"/>
          <table:table-cell table:number-columns-repeated="7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style-name="ce6" table:number-columns-repeated="2"/>
          <table:table-cell table:style-name="ce7"/>
          <table:table-cell table:style-name="ce6" table:number-columns-repeated="2"/>
          <table:table-cell table:style-name="ce3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table:number-columns-repeated="2"/>
          <table:table-cell table:style-name="ce6" table:number-columns-repeated="4"/>
          <table:table-cell table:style-name="ce5"/>
          <table:table-cell table:style-name="ce3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3"/>
          <table:table-cell table:style-name="ce6"/>
          <table:table-cell table:style-name="ce7"/>
          <table:table-cell table:style-name="ce6"/>
          <table:table-cell table:style-name="ce5" table:number-columns-repeated="2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11"/>
          <table:table-cell table:number-columns-repeated="3"/>
          <table:table-cell table:style-name="ce12"/>
          <table:table-cell table:number-columns-repeated="99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4"/>
          <table:table-cell table:style-name="ce7"/>
          <table:table-cell table:style-name="ce4"/>
          <table:table-cell table:style-name="ce3" table:number-columns-repeated="2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6" table:number-columns-repeated="5"/>
          <table:table-cell table:style-name="ce3" table:number-columns-repeated="2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3"/>
          <table:table-cell table:style-name="ce5" table:number-columns-repeated="2"/>
          <table:table-cell table:style-name="ce3" table:number-columns-repeated="3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2"/>
          <table:table-cell table:style-name="ce3" table:number-columns-repeated="2"/>
          <table:table-cell table:style-name="ce7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11"/>
          <table:table-cell table:number-columns-repeated="1001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3"/>
          <table:table-cell table:style-name="ce4" table:number-columns-repeated="3"/>
          <table:table-cell table:style-name="ce3"/>
          <table:table-cell table:style-name="ce7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11"/>
          <table:table-cell table:number-columns-repeated="4"/>
          <table:table-cell table:style-name="ce12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7"/>
          <table:table-cell table:style-name="ce3" table:number-columns-repeated="2"/>
          <table:table-cell table:style-name="ce4" table:number-columns-repeated="3"/>
          <table:table-cell table:style-name="ce3"/>
          <table:table-cell table:style-name="ce8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11"/>
          <table:table-cell table:number-columns-repeated="1001"/>
        </table:table-row>
        <table:table-row table:style-name="ro1">
          <table:table-cell table:number-columns-repeated="14"/>
          <table:table-cell table:style-name="Default" table:number-columns-repeated="9"/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5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1" table:number-columns-repeated="7" table:default-cell-style-name="ce1"/>
        <table:table-column table:style-name="co12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number-columns-repeated="2"/>
          <table:table-cell table:style-name="ce11"/>
          <table:table-cell table:number-columns-repeated="5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number-columns-repeated="6"/>
          <table:table-cell table:style-name="ce12"/>
          <table:table-cell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3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7"/>
          <table:table-cell table:style-name="ce4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3"/>
          <table:table-cell table:style-name="ce4" table:number-columns-repeated="2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6" table:number-columns-repeated="4"/>
          <table:table-cell table:style-name="ce4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number-columns-repeated="8"/>
          <table:table-cell table:style-name="Default" table:number-columns-repeated="8"/>
          <table:table-cell table:number-columns-repeated="2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6" table:number-columns-repeated="4"/>
          <table:table-cell table:style-name="ce4"/>
          <table:table-cell table:style-name="ce5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6"/>
          <table:table-cell table:style-name="ce3"/>
          <table:table-cell table:style-name="ce6"/>
          <table:table-cell table:style-name="ce5" table:number-columns-repeated="3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 table:number-columns-repeated="3"/>
          <table:table-cell table:style-name="ce5" table:number-columns-repeated="3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5" table:number-columns-repeated="2"/>
          <table:table-cell table:style-name="ce4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5"/>
          <table:table-cell table:style-name="ce4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2"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3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3"/>
          <table:table-cell table:style-name="ce3"/>
          <table:table-cell table:style-name="ce4" table:number-columns-repeated="2"/>
          <table:table-cell table:style-name="ce3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number-columns-repeated="8"/>
          <table:table-cell table:style-name="Default" table:number-columns-repeated="8"/>
          <table:table-cell table:number-columns-repeated="99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6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7" table:default-cell-style-name="ce1"/>
        <table:table-column table:style-name="co15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3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7"/>
          <table:table-cell table:style-name="ce4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3"/>
          <table:table-cell table:style-name="ce4" table:number-columns-repeated="2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6" table:number-columns-repeated="4"/>
          <table:table-cell table:style-name="ce4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2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6" table:number-columns-repeated="4"/>
          <table:table-cell table:style-name="ce5" table:number-columns-repeated="2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6"/>
          <table:table-cell table:style-name="ce3"/>
          <table:table-cell table:style-name="ce6"/>
          <table:table-cell table:style-name="ce5" table:number-columns-repeated="3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 table:style-name="ce4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4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5"/>
          <table:table-cell table:style-name="ce4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4"/>
          <table:table-cell table:style-name="ce6" table:number-columns-repeated="2"/>
          <table:table-cell table:style-name="ce3" table:number-columns-repeated="2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4"/>
          <table:table-cell table:style-name="ce5" table:number-columns-repeated="2"/>
          <table:table-cell table:style-name="ce3" table:number-columns-repeated="2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4"/>
          <table:table-cell table:style-name="ce5" table:number-columns-repeated="2"/>
          <table:table-cell table:style-name="ce3" table:number-columns-repeated="2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3"/>
          <table:table-cell table:style-name="ce4" table:number-columns-repeated="3"/>
          <table:table-cell table:style-name="ce3" table:number-columns-repeated="2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table:number-columns-repeated="3"/>
          <table:table-cell table:style-name="ce4" table:number-columns-repeated="3"/>
          <table:table-cell table:style-name="ce3" table:number-columns-repeated="2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16"/>
          <table:table-cell table:number-columns-repeated="99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7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7" table:default-cell-style-name="ce1"/>
        <table:table-column table:style-name="co15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3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7"/>
          <table:table-cell table:style-name="ce4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3"/>
          <table:table-cell table:style-name="ce4" table:number-columns-repeated="2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6" table:number-columns-repeated="4"/>
          <table:table-cell table:style-name="ce4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2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6" table:number-columns-repeated="4"/>
          <table:table-cell table:style-name="ce5" table:number-columns-repeated="2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6"/>
          <table:table-cell table:style-name="ce3"/>
          <table:table-cell table:style-name="ce6"/>
          <table:table-cell table:style-name="ce5" table:number-columns-repeated="3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 table:style-name="ce4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4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5"/>
          <table:table-cell table:style-name="ce4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6" table:number-columns-repeated="2"/>
          <table:table-cell table:style-name="ce3" table:number-columns-repeated="2"/>
          <table:table-cell table:style-name="ce6" table:number-columns-repeated="2"/>
          <table:table-cell table:style-name="ce3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5"/>
          <table:table-cell table:style-name="ce6"/>
          <table:table-cell table:style-name="ce3" table:number-columns-repeated="2"/>
          <table:table-cell table:style-name="ce5" table:number-columns-repeated="2"/>
          <table:table-cell table:style-name="ce3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/>
          <table:table-cell table:style-name="ce4"/>
          <table:table-cell table:style-name="ce5"/>
          <table:table-cell table:style-name="ce3" table:number-columns-repeated="2"/>
          <table:table-cell table:style-name="ce5" table:number-columns-repeated="2"/>
          <table:table-cell table:style-name="ce3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/>
          <table:table-cell table:style-name="ce4" table:number-columns-repeated="2"/>
          <table:table-cell table:style-name="ce3"/>
          <table:table-cell table:style-name="ce4" table:number-columns-repeated="3"/>
          <table:table-cell table:style-name="ce3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table:number-columns-repeated="4"/>
          <table:table-cell table:style-name="ce4" table:number-columns-repeated="3"/>
          <table:table-cell table:style-name="ce3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16"/>
          <table:table-cell table:number-columns-repeated="99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ro8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18" table:default-cell-style-name="ce1"/>
        <table:table-column table:style-name="co7" table:default-cell-style-name="ce1"/>
        <table:table-column table:style-name="co1" table:number-columns-repeated="7" table:default-cell-style-name="ce1"/>
        <table:table-column table:style-name="co15" table:default-cell-style-name="ce1"/>
        <table:table-column table:style-name="co1" table:number-columns-repeated="227" table:default-cell-style-name="ce1"/>
        <table:table-column table:style-name="co1" table:number-columns-repeated="777" table:default-cell-style-name="Default"/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PM2</text:p>
          </table:table-cell>
          <table:table-cell table:style-name="ce2" office:value-type="string" calcext:value-type="string">
            <text:p>PM3</text:p>
          </table:table-cell>
          <table:table-cell table:number-columns-repeated="7"/>
          <table:table-cell table:style-name="ce12"/>
          <table:table-cell table:number-columns-repeated="100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table:number-columns-repeated="3"/>
          <table:table-cell table:style-name="ce4" table:number-columns-repeated="2"/>
          <table:table-cell table:style-name="ce3" table:number-columns-repeated="3"/>
          <table:table-cell/>
          <table:table-cell table:style-name="ce9" table:formula="of:=GETPM(&quot;B2&quot;;2)&amp;GETPM(&quot;C2&quot;;2)&amp;GETPM(&quot;D2&quot;;2)&amp;GETPM(&quot;E2&quot;;2)&amp;GETPM(&quot;F2&quot;;2)&amp;GETPM(&quot;G2&quot;;2)&amp;GETPM(&quot;H2&quot;;2)&amp;GETPM(&quot;I2&quot;;2)" office:value-type="string" office:string-value="00000000" calcext:value-type="string">
            <text:p>00000000</text:p>
          </table:table-cell>
          <table:table-cell table:style-name="ce9" table:formula="of:=GETPM(&quot;B2&quot;;3)&amp;GETPM(&quot;C2&quot;;3)&amp;GETPM(&quot;D2&quot;;3)&amp;GETPM(&quot;E2&quot;;3)&amp;GETPM(&quot;F2&quot;;3)&amp;GETPM(&quot;G2&quot;;3)&amp;GETPM(&quot;H2&quot;;3)&amp;GETPM(&quot;I2&quot;;3)" office:value-type="string" office:string-value="00011000" calcext:value-type="string">
            <text:p>000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table:number-columns-repeated="2"/>
          <table:table-cell table:style-name="ce4" table:number-columns-repeated="4"/>
          <table:table-cell table:style-name="ce3" table:number-columns-repeated="2"/>
          <table:table-cell/>
          <table:table-cell table:style-name="ce9" table:formula="of:=GETPM(&quot;B3&quot;;2)&amp;GETPM(&quot;C3&quot;;2)&amp;GETPM(&quot;D3&quot;;2)&amp;GETPM(&quot;E3&quot;;2)&amp;GETPM(&quot;F3&quot;;2)&amp;GETPM(&quot;G3&quot;;2)&amp;GETPM(&quot;H3&quot;;2)&amp;GETPM(&quot;I3&quot;;2)" office:value-type="string" office:string-value="00000000" calcext:value-type="string">
            <text:p>00000000</text:p>
          </table:table-cell>
          <table:table-cell table:style-name="ce9" table:formula="of:=GETPM(&quot;B3&quot;;3)&amp;GETPM(&quot;C3&quot;;3)&amp;GETPM(&quot;D3&quot;;3)&amp;GETPM(&quot;E3&quot;;3)&amp;GETPM(&quot;F3&quot;;3)&amp;GETPM(&quot;G3&quot;;3)&amp;GETPM(&quot;H3&quot;;3)&amp;GETPM(&quot;I3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3"/>
          <table:table-cell table:style-name="ce6" table:number-columns-repeated="4"/>
          <table:table-cell table:style-name="ce3" table:number-columns-repeated="2"/>
          <table:table-cell/>
          <table:table-cell table:style-name="ce9" table:formula="of:=GETPM(&quot;B4&quot;;2)&amp;GETPM(&quot;C4&quot;;2)&amp;GETPM(&quot;D4&quot;;2)&amp;GETPM(&quot;E4&quot;;2)&amp;GETPM(&quot;F4&quot;;2)&amp;GETPM(&quot;G4&quot;;2)&amp;GETPM(&quot;H4&quot;;2)&amp;GETPM(&quot;I4&quot;;2)" office:value-type="string" office:string-value="00111100" calcext:value-type="string">
            <text:p>00111100</text:p>
          </table:table-cell>
          <table:table-cell table:style-name="ce9" table:formula="of:=GETPM(&quot;B4&quot;;3)&amp;GETPM(&quot;C4&quot;;3)&amp;GETPM(&quot;D4&quot;;3)&amp;GETPM(&quot;E4&quot;;3)&amp;GETPM(&quot;F4&quot;;3)&amp;GETPM(&quot;G4&quot;;3)&amp;GETPM(&quot;H4&quot;;3)&amp;GETPM(&quot;I4&quot;;3)" office:value-type="string" office:string-value="00000001" calcext:value-type="string">
            <text:p>0000000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table:number-columns-repeated="7"/>
          <table:table-cell table:style-name="ce3"/>
          <table:table-cell/>
          <table:table-cell table:style-name="ce9" table:formula="of:=GETPM(&quot;B5&quot;;2)&amp;GETPM(&quot;C5&quot;;2)&amp;GETPM(&quot;D5&quot;;2)&amp;GETPM(&quot;E5&quot;;2)&amp;GETPM(&quot;F5&quot;;2)&amp;GETPM(&quot;G5&quot;;2)&amp;GETPM(&quot;H5&quot;;2)&amp;GETPM(&quot;I5&quot;;2)" office:value-type="string" office:string-value="00000000" calcext:value-type="string">
            <text:p>00000000</text:p>
          </table:table-cell>
          <table:table-cell table:style-name="ce9" table:formula="of:=GETPM(&quot;B5&quot;;3)&amp;GETPM(&quot;C5&quot;;3)&amp;GETPM(&quot;D5&quot;;3)&amp;GETPM(&quot;E5&quot;;3)&amp;GETPM(&quot;F5&quot;;3)&amp;GETPM(&quot;G5&quot;;3)&amp;GETPM(&quot;H5&quot;;3)&amp;GETPM(&quot;I5&quot;;3)" office:value-type="string" office:string-value="01111111" calcext:value-type="string">
            <text:p>011111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style-name="ce4" table:number-columns-repeated="7"/>
          <table:table-cell/>
          <table:table-cell table:style-name="ce9" table:formula="of:=GETPM(&quot;B6&quot;;2)&amp;GETPM(&quot;C6&quot;;2)&amp;GETPM(&quot;D6&quot;;2)&amp;GETPM(&quot;E6&quot;;2)&amp;GETPM(&quot;F6&quot;;2)&amp;GETPM(&quot;G6&quot;;2)&amp;GETPM(&quot;H6&quot;;2)&amp;GETPM(&quot;I6&quot;;2)" office:value-type="string" office:string-value="00000000" calcext:value-type="string">
            <text:p>00000000</text:p>
          </table:table-cell>
          <table:table-cell table:style-name="ce9" table:formula="of:=GETPM(&quot;B6&quot;;3)&amp;GETPM(&quot;C6&quot;;3)&amp;GETPM(&quot;D6&quot;;3)&amp;GETPM(&quot;E6&quot;;3)&amp;GETPM(&quot;F6&quot;;3)&amp;GETPM(&quot;G6&quot;;3)&amp;GETPM(&quot;H6&quot;;3)&amp;GETPM(&quot;I6&quot;;3)" office:value-type="string" office:string-value="11111110" calcext:value-type="string">
            <text:p>1111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 table:style-name="ce5"/>
          <table:table-cell table:style-name="ce3"/>
          <table:table-cell table:style-name="ce5" table:number-columns-repeated="2"/>
          <table:table-cell table:style-name="ce7"/>
          <table:table-cell table:style-name="ce4"/>
          <table:table-cell/>
          <table:table-cell table:style-name="ce9" table:formula="of:=GETPM(&quot;B7&quot;;2)&amp;GETPM(&quot;C7&quot;;2)&amp;GETPM(&quot;D7&quot;;2)&amp;GETPM(&quot;E7&quot;;2)&amp;GETPM(&quot;F7&quot;;2)&amp;GETPM(&quot;G7&quot;;2)&amp;GETPM(&quot;H7&quot;;2)&amp;GETPM(&quot;I7&quot;;2)" office:value-type="string" office:string-value="00110100" calcext:value-type="string">
            <text:p>00110100</text:p>
          </table:table-cell>
          <table:table-cell table:style-name="ce9" table:formula="of:=GETPM(&quot;B7&quot;;3)&amp;GETPM(&quot;C7&quot;;3)&amp;GETPM(&quot;D7&quot;;3)&amp;GETPM(&quot;E7&quot;;3)&amp;GETPM(&quot;F7&quot;;3)&amp;GETPM(&quot;G7&quot;;3)&amp;GETPM(&quot;H7&quot;;3)&amp;GETPM(&quot;I7&quot;;3)" office:value-type="string" office:string-value="10110100" calcext:value-type="string">
            <text:p>10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2"/>
          <table:table-cell table:style-name="ce5" table:number-columns-repeated="4"/>
          <table:table-cell table:style-name="ce3" table:number-columns-repeated="2"/>
          <table:table-cell/>
          <table:table-cell table:style-name="ce9" table:formula="of:=GETPM(&quot;B8&quot;;2)&amp;GETPM(&quot;C8&quot;;2)&amp;GETPM(&quot;D8&quot;;2)&amp;GETPM(&quot;E8&quot;;2)&amp;GETPM(&quot;F8&quot;;2)&amp;GETPM(&quot;G8&quot;;2)&amp;GETPM(&quot;H8&quot;;2)&amp;GETPM(&quot;I8&quot;;2)" office:value-type="string" office:string-value="00111100" calcext:value-type="string">
            <text:p>00111100</text:p>
          </table:table-cell>
          <table:table-cell table:style-name="ce9" table:formula="of:=GETPM(&quot;B8&quot;;3)&amp;GETPM(&quot;C8&quot;;3)&amp;GETPM(&quot;D8&quot;;3)&amp;GETPM(&quot;E8&quot;;3)&amp;GETPM(&quot;F8&quot;;3)&amp;GETPM(&quot;G8&quot;;3)&amp;GETPM(&quot;H8&quot;;3)&amp;GETPM(&quot;I8&quot;;3)" office:value-type="string" office:string-value="00111100" calcext:value-type="string">
            <text:p>0011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3"/>
          <table:table-cell table:style-name="ce4" table:number-columns-repeated="2"/>
          <table:table-cell/>
          <table:table-cell table:style-name="ce9" table:formula="of:=GETPM(&quot;B9&quot;;2)&amp;GETPM(&quot;C9&quot;;2)&amp;GETPM(&quot;D9&quot;;2)&amp;GETPM(&quot;E9&quot;;2)&amp;GETPM(&quot;F9&quot;;2)&amp;GETPM(&quot;G9&quot;;2)&amp;GETPM(&quot;H9&quot;;2)&amp;GETPM(&quot;I9&quot;;2)" office:value-type="string" office:string-value="00111000" calcext:value-type="string">
            <text:p>00111000</text:p>
          </table:table-cell>
          <table:table-cell table:style-name="ce9" table:formula="of:=GETPM(&quot;B9&quot;;3)&amp;GETPM(&quot;C9&quot;;3)&amp;GETPM(&quot;D9&quot;;3)&amp;GETPM(&quot;E9&quot;;3)&amp;GETPM(&quot;F9&quot;;3)&amp;GETPM(&quot;G9&quot;;3)&amp;GETPM(&quot;H9&quot;;3)&amp;GETPM(&quot;I9&quot;;3)" office:value-type="string" office:string-value="11111000" calcext:value-type="string">
            <text:p>11111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6" table:number-columns-repeated="4"/>
          <table:table-cell table:style-name="ce4" table:number-columns-repeated="2"/>
          <table:table-cell/>
          <table:table-cell table:style-name="ce9" table:formula="of:=GETPM(&quot;B10&quot;;2)&amp;GETPM(&quot;C10&quot;;2)&amp;GETPM(&quot;D10&quot;;2)&amp;GETPM(&quot;E10&quot;;2)&amp;GETPM(&quot;F10&quot;;2)&amp;GETPM(&quot;G10&quot;;2)&amp;GETPM(&quot;H10&quot;;2)&amp;GETPM(&quot;I10&quot;;2)" office:value-type="string" office:string-value="00111100" calcext:value-type="string">
            <text:p>00111100</text:p>
          </table:table-cell>
          <table:table-cell table:style-name="ce9" table:formula="of:=GETPM(&quot;B10&quot;;3)&amp;GETPM(&quot;C10&quot;;3)&amp;GETPM(&quot;D10&quot;;3)&amp;GETPM(&quot;E10&quot;;3)&amp;GETPM(&quot;F10&quot;;3)&amp;GETPM(&quot;G10&quot;;3)&amp;GETPM(&quot;H10&quot;;3)&amp;GETPM(&quot;I10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2"/>
          <table:table-cell table:style-name="ce12"/>
          <table:table-cell table:number-columns-repeated="993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6" table:number-columns-repeated="2"/>
          <table:table-cell table:style-name="ce3"/>
          <table:table-cell table:style-name="ce6" table:number-columns-repeated="2"/>
          <table:table-cell table:style-name="ce4" table:number-columns-repeated="2"/>
          <table:table-cell/>
          <table:table-cell table:style-name="ce9" table:formula="of:=GETPM(&quot;B11&quot;;2)&amp;GETPM(&quot;C11&quot;;2)&amp;GETPM(&quot;D11&quot;;2)&amp;GETPM(&quot;E11&quot;;2)&amp;GETPM(&quot;F11&quot;;2)&amp;GETPM(&quot;G11&quot;;2)&amp;GETPM(&quot;H11&quot;;2)&amp;GETPM(&quot;I11&quot;;2)" office:value-type="string" office:string-value="00110110" calcext:value-type="string">
            <text:p>00110110</text:p>
          </table:table-cell>
          <table:table-cell table:style-name="ce9" table:formula="of:=GETPM(&quot;B11&quot;;3)&amp;GETPM(&quot;C11&quot;;3)&amp;GETPM(&quot;D11&quot;;3)&amp;GETPM(&quot;E11&quot;;3)&amp;GETPM(&quot;F11&quot;;3)&amp;GETPM(&quot;G11&quot;;3)&amp;GETPM(&quot;H11&quot;;3)&amp;GETPM(&quot;I11&quot;;3)" office:value-type="string" office:string-value="11000000" calcext:value-type="string">
            <text:p>11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/>
          <table:table-cell table:style-name="ce5"/>
          <table:table-cell table:style-name="ce6" table:number-columns-repeated="4"/>
          <table:table-cell table:style-name="ce5" table:number-columns-repeated="2"/>
          <table:table-cell/>
          <table:table-cell table:style-name="ce9" table:formula="of:=GETPM(&quot;B12&quot;;2)&amp;GETPM(&quot;C12&quot;;2)&amp;GETPM(&quot;D12&quot;;2)&amp;GETPM(&quot;E12&quot;;2)&amp;GETPM(&quot;F12&quot;;2)&amp;GETPM(&quot;G12&quot;;2)&amp;GETPM(&quot;H12&quot;;2)&amp;GETPM(&quot;I12&quot;;2)" office:value-type="string" office:string-value="10111110" calcext:value-type="string">
            <text:p>10111110</text:p>
          </table:table-cell>
          <table:table-cell table:style-name="ce9" table:formula="of:=GETPM(&quot;B12&quot;;3)&amp;GETPM(&quot;C12&quot;;3)&amp;GETPM(&quot;D12&quot;;3)&amp;GETPM(&quot;E12&quot;;3)&amp;GETPM(&quot;F12&quot;;3)&amp;GETPM(&quot;G12&quot;;3)&amp;GETPM(&quot;H12&quot;;3)&amp;GETPM(&quot;I12&quot;;3)" office:value-type="string" office:string-value="11000010" calcext:value-type="string">
            <text:p>110000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table:number-columns-repeated="2"/>
          <table:table-cell table:style-name="ce6"/>
          <table:table-cell table:style-name="ce3"/>
          <table:table-cell table:style-name="ce6"/>
          <table:table-cell table:style-name="ce5" table:number-columns-repeated="3"/>
          <table:table-cell/>
          <table:table-cell table:style-name="ce9" table:formula="of:=GETPM(&quot;B13&quot;;2)&amp;GETPM(&quot;C13&quot;;2)&amp;GETPM(&quot;D13&quot;;2)&amp;GETPM(&quot;E13&quot;;2)&amp;GETPM(&quot;F13&quot;;2)&amp;GETPM(&quot;G13&quot;;2)&amp;GETPM(&quot;H13&quot;;2)&amp;GETPM(&quot;I13&quot;;2)" office:value-type="string" office:string-value="11110111" calcext:value-type="string">
            <text:p>11110111</text:p>
          </table:table-cell>
          <table:table-cell table:style-name="ce9" table:formula="of:=GETPM(&quot;B13&quot;;3)&amp;GETPM(&quot;C13&quot;;3)&amp;GETPM(&quot;D13&quot;;3)&amp;GETPM(&quot;E13&quot;;3)&amp;GETPM(&quot;F13&quot;;3)&amp;GETPM(&quot;G13&quot;;3)&amp;GETPM(&quot;H13&quot;;3)&amp;GETPM(&quot;I13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5" table:number-columns-repeated="2"/>
          <table:table-cell table:style-name="ce6" table:number-columns-repeated="3"/>
          <table:table-cell table:style-name="ce5" table:number-columns-repeated="2"/>
          <table:table-cell table:style-name="ce4"/>
          <table:table-cell/>
          <table:table-cell table:style-name="ce9" table:formula="of:=GETPM(&quot;B14&quot;;2)&amp;GETPM(&quot;C14&quot;;2)&amp;GETPM(&quot;D14&quot;;2)&amp;GETPM(&quot;E14&quot;;2)&amp;GETPM(&quot;F14&quot;;2)&amp;GETPM(&quot;G14&quot;;2)&amp;GETPM(&quot;H14&quot;;2)&amp;GETPM(&quot;I14&quot;;2)" office:value-type="string" office:string-value="11111111" calcext:value-type="string">
            <text:p>11111111</text:p>
          </table:table-cell>
          <table:table-cell table:style-name="ce9" table:formula="of:=GETPM(&quot;B14&quot;;3)&amp;GETPM(&quot;C14&quot;;3)&amp;GETPM(&quot;D14&quot;;3)&amp;GETPM(&quot;E14&quot;;3)&amp;GETPM(&quot;F14&quot;;3)&amp;GETPM(&quot;G14&quot;;3)&amp;GETPM(&quot;H14&quot;;3)&amp;GETPM(&quot;I14&quot;;3)" office:value-type="string" office:string-value="11100011" calcext:value-type="string">
            <text:p>11100011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table:number-columns-repeated="2"/>
          <table:table-cell table:style-name="ce4"/>
          <table:table-cell table:style-name="ce3"/>
          <table:table-cell table:style-name="ce4" table:number-columns-repeated="4"/>
          <table:table-cell/>
          <table:table-cell table:style-name="ce9" table:formula="of:=GETPM(&quot;B15&quot;;2)&amp;GETPM(&quot;C15&quot;;2)&amp;GETPM(&quot;D15&quot;;2)&amp;GETPM(&quot;E15&quot;;2)&amp;GETPM(&quot;F15&quot;;2)&amp;GETPM(&quot;G15&quot;;2)&amp;GETPM(&quot;H15&quot;;2)&amp;GETPM(&quot;I15&quot;;2)" office:value-type="string" office:string-value="01100000" calcext:value-type="string">
            <text:p>01100000</text:p>
          </table:table-cell>
          <table:table-cell table:style-name="ce9" table:formula="of:=GETPM(&quot;B15&quot;;3)&amp;GETPM(&quot;C15&quot;;3)&amp;GETPM(&quot;D15&quot;;3)&amp;GETPM(&quot;E15&quot;;3)&amp;GETPM(&quot;F15&quot;;3)&amp;GETPM(&quot;G15&quot;;3)&amp;GETPM(&quot;H15&quot;;3)&amp;GETPM(&quot;I15&quot;;3)" office:value-type="string" office:string-value="11110100" calcext:value-type="string">
            <text:p>11110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table:number-columns-repeated="2"/>
          <table:table-cell table:style-name="ce6" table:number-columns-repeated="5"/>
          <table:table-cell table:style-name="ce4"/>
          <table:table-cell/>
          <table:table-cell table:style-name="ce9" table:formula="of:=GETPM(&quot;B16&quot;;2)&amp;GETPM(&quot;C16&quot;;2)&amp;GETPM(&quot;D16&quot;;2)&amp;GETPM(&quot;E16&quot;;2)&amp;GETPM(&quot;F16&quot;;2)&amp;GETPM(&quot;G16&quot;;2)&amp;GETPM(&quot;H16&quot;;2)&amp;GETPM(&quot;I16&quot;;2)" office:value-type="string" office:string-value="01111100" calcext:value-type="string">
            <text:p>01111100</text:p>
          </table:table-cell>
          <table:table-cell table:style-name="ce9" table:formula="of:=GETPM(&quot;B16&quot;;3)&amp;GETPM(&quot;C16&quot;;3)&amp;GETPM(&quot;D16&quot;;3)&amp;GETPM(&quot;E16&quot;;3)&amp;GETPM(&quot;F16&quot;;3)&amp;GETPM(&quot;G16&quot;;3)&amp;GETPM(&quot;H16&quot;;3)&amp;GETPM(&quot;I16&quot;;3)" office:value-type="string" office:string-value="10000000" calcext:value-type="string">
            <text:p>1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9" table:formula="of:=GETPM(&quot;B17&quot;;2)&amp;GETPM(&quot;C17&quot;;2)&amp;GETPM(&quot;D17&quot;;2)&amp;GETPM(&quot;E17&quot;;2)&amp;GETPM(&quot;F17&quot;;2)&amp;GETPM(&quot;G17&quot;;2)&amp;GETPM(&quot;H17&quot;;2)&amp;GETPM(&quot;I17&quot;;2)" office:value-type="string" office:string-value="11001100" calcext:value-type="string">
            <text:p>11001100</text:p>
          </table:table-cell>
          <table:table-cell table:style-name="ce9" table:formula="of:=GETPM(&quot;B17&quot;;3)&amp;GETPM(&quot;C17&quot;;3)&amp;GETPM(&quot;D17&quot;;3)&amp;GETPM(&quot;E17&quot;;3)&amp;GETPM(&quot;F17&quot;;3)&amp;GETPM(&quot;G17&quot;;3)&amp;GETPM(&quot;H17&quot;;3)&amp;GETPM(&quot;I17&quot;;3)" office:value-type="string" office:string-value="00000000" calcext:value-type="string">
            <text:p>000000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table:number-columns-repeated="3"/>
          <table:table-cell table:style-name="ce5" table:number-columns-repeated="2"/>
          <table:table-cell table:style-name="ce3" table:number-columns-repeated="3"/>
          <table:table-cell/>
          <table:table-cell table:style-name="ce9" table:formula="of:=GETPM(&quot;B18&quot;;2)&amp;GETPM(&quot;C18&quot;;2)&amp;GETPM(&quot;D18&quot;;2)&amp;GETPM(&quot;E18&quot;;2)&amp;GETPM(&quot;F18&quot;;2)&amp;GETPM(&quot;G18&quot;;2)&amp;GETPM(&quot;H18&quot;;2)&amp;GETPM(&quot;I18&quot;;2)" office:value-type="string" office:string-value="11001100" calcext:value-type="string">
            <text:p>11001100</text:p>
          </table:table-cell>
          <table:table-cell table:style-name="ce9" table:formula="of:=GETPM(&quot;B18&quot;;3)&amp;GETPM(&quot;C18&quot;;3)&amp;GETPM(&quot;D18&quot;;3)&amp;GETPM(&quot;E18&quot;;3)&amp;GETPM(&quot;F18&quot;;3)&amp;GETPM(&quot;G18&quot;;3)&amp;GETPM(&quot;H18&quot;;3)&amp;GETPM(&quot;I18&quot;;3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table:number-columns-repeated="3"/>
          <table:table-cell table:style-name="ce5" table:number-columns-repeated="2"/>
          <table:table-cell table:style-name="ce3" table:number-columns-repeated="3"/>
          <table:table-cell/>
          <table:table-cell table:style-name="ce9" table:formula="of:=GETPM(&quot;B19&quot;;2)&amp;GETPM(&quot;C19&quot;;2)&amp;GETPM(&quot;D19&quot;;2)&amp;GETPM(&quot;E19&quot;;2)&amp;GETPM(&quot;F19&quot;;2)&amp;GETPM(&quot;G19&quot;;2)&amp;GETPM(&quot;H19&quot;;2)&amp;GETPM(&quot;I19&quot;;2)" office:value-type="string" office:string-value="11001100" calcext:value-type="string">
            <text:p>11001100</text:p>
          </table:table-cell>
          <table:table-cell table:style-name="ce9" table:formula="of:=GETPM(&quot;B19&quot;;3)&amp;GETPM(&quot;C19&quot;;3)&amp;GETPM(&quot;D19&quot;;3)&amp;GETPM(&quot;E19&quot;;3)&amp;GETPM(&quot;F19&quot;;3)&amp;GETPM(&quot;G19&quot;;3)&amp;GETPM(&quot;H19&quot;;33)&amp;GETPM(&quot;I19&quot;;2)" office:value-type="string" office:string-value="11001100" calcext:value-type="string">
            <text:p>1100110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4" table:number-columns-repeated="3"/>
          <table:table-cell table:style-name="ce3" table:number-columns-repeated="3"/>
          <table:table-cell/>
          <table:table-cell table:style-name="ce9" table:formula="of:=GETPM(&quot;B20&quot;;2)&amp;GETPM(&quot;C20&quot;;2)&amp;GETPM(&quot;D20&quot;;2)&amp;GETPM(&quot;E20&quot;;2)&amp;GETPM(&quot;F20&quot;;2)&amp;GETPM(&quot;G20&quot;;2)&amp;GETPM(&quot;H20&quot;;2)&amp;GETPM(&quot;I20&quot;;2)" office:value-type="string" office:string-value="00000000" calcext:value-type="string">
            <text:p>00000000</text:p>
          </table:table-cell>
          <table:table-cell table:style-name="ce9" table:formula="of:=GETPM(&quot;B20&quot;;3)&amp;GETPM(&quot;C20&quot;;3)&amp;GETPM(&quot;D20&quot;;3)&amp;GETPM(&quot;E20&quot;;3)&amp;GETPM(&quot;F20&quot;;3)&amp;GETPM(&quot;G20&quot;;3)&amp;GETPM(&quot;H20&quot;;3)&amp;GETPM(&quot;I20&quot;;3)" office:value-type="string" office:string-value="11101110" calcext:value-type="string">
            <text:p>11101110</text:p>
          </table:table-cell>
          <table:table-cell table:style-name="Default" table:number-columns-repeated="16"/>
          <table:table-cell table:number-columns-repeated="99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4" table:number-columns-repeated="3"/>
          <table:table-cell table:style-name="ce3" table:number-columns-repeated="3"/>
          <table:table-cell/>
          <table:table-cell table:style-name="ce9" table:formula="of:=GETPM(&quot;B21&quot;;2)&amp;GETPM(&quot;C21&quot;;2)&amp;GETPM(&quot;D21&quot;;2)&amp;GETPM(&quot;E21&quot;;2)&amp;GETPM(&quot;F21&quot;;2)&amp;GETPM(&quot;G21&quot;;2)&amp;GETPM(&quot;H21&quot;;2)&amp;GETPM(&quot;I21&quot;;2)" office:value-type="string" office:string-value="00000000" calcext:value-type="string">
            <text:p>00000000</text:p>
          </table:table-cell>
          <table:table-cell table:style-name="ce9" table:formula="of:=GETPM(&quot;B21&quot;;3)&amp;GETPM(&quot;C21&quot;;3)&amp;GETPM(&quot;D21&quot;;3)&amp;GETPM(&quot;E21&quot;;3)&amp;GETPM(&quot;F21&quot;;3)&amp;GETPM(&quot;G21&quot;;3)&amp;GETPM(&quot;H21&quot;;3)&amp;GETPM(&quot;I21&quot;;3)" office:value-type="string" office:string-value="01101110" calcext:value-type="string">
            <text:p>01101110</text:p>
          </table:table-cell>
          <table:table-cell table:style-name="Default" table:number-columns-repeated="16"/>
          <table:table-cell table:number-columns-repeated="99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number-style style:name="N106P0" style:volatile="true">
      <number:text>$ </number:text>
      <number:number number:decimal-places="0" loext:min-decimal-places="0" number:min-integer-digits="1" number:grouping="true"/>
    </number:number-style>
    <number:number-style style:name="N106">
      <number:text>-$ 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loext:min-decimal-places="0" number:min-integer-digits="1" number:grouping="true"/>
    </number:number-style>
    <number:number-style style:name="N107">
      <style:text-properties fo:color="#ff0000"/>
      <number:text>-$ 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9P0" style:volatile="true">
      <number:text>$ </number:text>
      <number:number number:decimal-places="2" loext:min-decimal-places="2" number:min-integer-digits="1" number:grouping="true"/>
    </number:number-style>
    <number:number-style style:name="N109">
      <number:text>-$ 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-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-00-0000</text:date>, <text:time style:data-style-name="N2" text:time-value="22:42:27.4674023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vise</meta:initial-creator>
    <meta:creation-date>2009-01-20T14:30:11</meta:creation-date>
    <dc:date>2019-05-18T19:24:40.347392335</dc:date>
    <meta:editing-duration>PT5H39M9S</meta:editing-duration>
    <meta:editing-cycles>93</meta:editing-cycles>
    <meta:generator>LibreOffice/5.2.7.2$Linux_X86_64 LibreOffice_project/20m0$Build-2</meta:generator>
    <meta:document-statistic meta:table-count="8" meta:cell-count="560" meta:object-count="0"/>
  </office:meta>
</office:document-meta>
</file>

<file path=Basic/Standard/PM.xml><?xml version="1.0" encoding="utf-8"?>
<!DOCTYPE module  PUBLIC '-//OpenOffice.org//DTD OfficeDocument 1.0//EN'  'module.dtd'>
<script:module xmlns:script="http://openoffice.org/2000/script" script:name="PM" script:language="StarBasic">Function getCellBackColorRGB( strCellAddress$ ) As Long
    Dim oSheet As Object : oSheet = ThisComponent.CurrentController.ActiveSheet
    Dim oCell  As Object : oCell  = oSheet.getCellRangeByName( strCellAddress )
    getCellBackColorRGB  = oCell.CellBackColor
End Function

Function getCellBackColorHEX( strCellAddress$ ) As String
    Dim oSheet As Object : oSheet = ThisComponent.CurrentController.ActiveSheet
    Dim oCell  As Object : oCell  = oSheet.getCellRangeByName( strCellAddress )
    getCellBackColorHEX  = RGBtoHEX( oCell.CellBackColor )
End Function

Function RGBToHex( lRGB As Long ) As String
    RGBToHex = ByteToHex( Red( lRGB ) ) &amp; ByteToHex( Green( lRGB ) ) &amp; ByteToHex( Blue( lRGB ) )
End Function

Function ByteToHex( iByte As Integer ) As String
    Dim strHex As String    : strHex = Hex( iByte )
    If Len( strHex ) = 1 Then strHex = "0" &amp; strHex
    ByteToHex = strHex
End Function

Function GetPM( cel$ , pm%) As String
	dim color
	color =  getCellBackColorHEX( cel )
	'msgbox color 
	if pm = 2 and (color = "FF0000" or color = "FFCC99") then 
	   color = "1"
    elseif pm = 3 and (color = "999999" or color = "FFCC99") then 
       color = "1" 
	else 
	   color = "0"
	end if 
	GetPM = color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M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